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Asana Math" svg:font-family="'Asana Math'" style:font-adornments="Oblique"/>
    <style:font-face style:name="OpenSymbol3" svg:font-family="OpenSymbol" style:font-adornments="Oblique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6" style:family="table">
      <style:table-properties style:width="3.401cm" table:align="left"/>
    </style:style>
    <style:style style:name="Table6.A" style:family="table-column">
      <style:table-column-properties style:column-width="0.7cm"/>
    </style:style>
    <style:style style:name="Table6.B" style:family="table-column">
      <style:table-column-properties style:column-width="0.9cm"/>
    </style:style>
    <style:style style:name="Table6.D" style:family="table-column">
      <style:table-column-properties style:column-width="0.901cm"/>
    </style:style>
    <style:style style:name="Table6.1" style:family="table-row">
      <style:table-row-properties style:min-row-height="0.9cm"/>
    </style:style>
    <style:style style:name="Table6.A1" style:family="table-cell">
      <style:table-cell-properties style:vertical-align="middle" fo:padding-left="0cm" fo:padding-right="0.101cm" fo:padding-top="0.101cm" fo:padding-bottom="0.101cm" fo:border="none"/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 style:data-style-name="N0">
      <style:table-cell-properties style:vertical-align="middle" fo:background-color="#f5bbe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#f5bbe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padding="0.097cm" fo:border="none"/>
    </style:style>
    <style:style style:name="Table6.B3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4" style:family="table-row">
      <style:table-row-properties style:row-height="0.45cm"/>
    </style:style>
    <style:style style:name="Table6.A4" style:family="table-cell">
      <style:table-cell-properties style:vertical-align="middle" fo:padding="0.097cm" fo:border="none"/>
    </style:style>
    <style:style style:name="Table6.B4" style:family="table-cell">
      <style:table-cell-properties style:vertical-align="middle" fo:padding="0.097cm" fo:border="none"/>
    </style:style>
    <style:style style:name="Table6.C4" style:family="table-cell">
      <style:table-cell-properties style:vertical-align="middle" fo:padding="0.097cm" fo:border="none"/>
    </style:style>
    <style:style style:name="Table6.D4" style:family="table-cell">
      <style:table-cell-properties style:vertical-align="middle" fo:padding="0.097cm" fo:border="none"/>
    </style:style>
    <style:style style:name="Table7" style:family="table">
      <style:table-properties style:width="3.401cm" table:align="left"/>
    </style:style>
    <style:style style:name="Table7.A" style:family="table-column">
      <style:table-column-properties style:column-width="0.7cm"/>
    </style:style>
    <style:style style:name="Table7.B" style:family="table-column">
      <style:table-column-properties style:column-width="0.9cm"/>
    </style:style>
    <style:style style:name="Table7.D" style:family="table-column">
      <style:table-column-properties style:column-width="0.901cm"/>
    </style:style>
    <style:style style:name="Table7.1" style:family="table-row">
      <style:table-row-properties style:min-row-height="0.9cm"/>
    </style:style>
    <style:style style:name="Table7.A1" style:family="table-cell">
      <style:table-cell-properties style:vertical-align="middle" fo:padding-left="0cm" fo:padding-right="0.101cm" fo:padding-top="0.101cm" fo:padding-bottom="0.101cm" fo:border="none"/>
    </style:style>
    <style:style style:name="Table7.B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7.A2" style:family="table-cell">
      <style:table-cell-properties style:vertical-align="middle" fo:padding="0.097cm" fo:border="none"/>
    </style:style>
    <style:style style:name="Table7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style:vertical-align="middle" fo:padding="0.097cm" fo:border="none"/>
    </style:style>
    <style:style style:name="Table7.B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3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row-height="0.45cm"/>
    </style:style>
    <style:style style:name="Table7.A4" style:family="table-cell">
      <style:table-cell-properties style:vertical-align="middle" fo:padding="0.097cm" fo:border="none"/>
    </style:style>
    <style:style style:name="Table7.B4" style:family="table-cell">
      <style:table-cell-properties style:vertical-align="middle" fo:padding="0.097cm" fo:border="none"/>
    </style:style>
    <style:style style:name="Table7.C4" style:family="table-cell">
      <style:table-cell-properties style:vertical-align="middle" fo:padding="0.097cm" fo:border="none"/>
    </style:style>
    <style:style style:name="Table7.D4" style:family="table-cell">
      <style:table-cell-properties style:vertical-align="middle" fo:padding="0.097cm" fo:border="none"/>
    </style:style>
    <style:style style:name="Table8" style:family="table">
      <style:table-properties style:width="4.694cm" fo:break-before="column" table:align="left"/>
    </style:style>
    <style:style style:name="Table8.A" style:family="table-column">
      <style:table-column-properties style:column-width="0.7cm"/>
    </style:style>
    <style:style style:name="Table8.B" style:family="table-column">
      <style:table-column-properties style:column-width="0.998cm"/>
    </style:style>
    <style:style style:name="Table8.1" style:family="table-row">
      <style:table-row-properties style:min-row-height="0.9cm"/>
    </style:style>
    <style:style style:name="Table8.A1" style:family="table-cell">
      <style:table-cell-properties style:vertical-align="middle" fo:padding-left="0cm" fo:padding-right="0.101cm" fo:padding-top="0.101cm" fo:padding-bottom="0.101cm" fo:border="none"/>
    </style:style>
    <style:style style:name="Table8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8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8.A2" style:family="table-cell">
      <style:table-cell-properties style:vertical-align="middle" fo:padding="0.097cm" fo:border="none"/>
    </style:style>
    <style:style style:name="Table8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8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style:vertical-align="middle" fo:padding="0.097cm" fo:border="none"/>
    </style:style>
    <style:style style:name="Table8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middle" fo:padding="0.097cm" fo:border="none"/>
    </style:style>
    <style:style style:name="Table8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1" style:family="table">
      <style:table-properties style:width="9.149cm" fo:margin-left="0cm" fo:margin-right="0.002cm" table:align="margins"/>
    </style:style>
    <style:style style:name="Table1.A" style:family="table-column">
      <style:table-column-properties style:column-width="3.05cm" style:rel-column-width="21845*"/>
    </style:style>
    <style:style style:name="Table1.1" style:family="table-row">
      <style:table-row-properties style:row-height="4.001cm"/>
    </style:style>
    <style:style style:name="Table1.A1" style:family="table-cell">
      <style:table-cell-properties fo:padding="0.101cm" fo:border-left="0.5pt solid #000000" fo:border-right="none" fo:border-top="0.5pt solid #000000" fo:border-bottom="0.5pt solid #000000"/>
    </style:style>
    <style:style style:name="Table1.C1" style:family="table-cell">
      <style:table-cell-properties fo:padding="0.101cm" fo:border="0.5pt solid #000000"/>
    </style:style>
    <style:style style:name="Table1.A2" style:family="table-cell">
      <style:table-cell-properties fo:padding="0.101cm" fo:border-left="0.5pt solid #000000" fo:border-right="none" fo:border-top="none" fo:border-bottom="0.5pt solid #000000"/>
    </style:style>
    <style:style style:name="Table1.C2" style:family="table-cell">
      <style:table-cell-properties fo:padding="0.101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0ab054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officeooo:paragraph-rsid="00d4df5c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text-properties officeooo:paragraph-rsid="00c384cf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16" style:family="paragraph" style:parent-style-name="Standard">
      <style:text-properties officeooo:paragraph-rsid="0196fc28"/>
    </style:style>
    <style:style style:name="P17" style:family="paragraph" style:parent-style-name="Standard">
      <style:paragraph-properties fo:text-align="start" style:justify-single-word="false"/>
      <style:text-properties officeooo:paragraph-rsid="01aafd76"/>
    </style:style>
    <style:style style:name="P1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_5f_Paragraphe_20_livret_20_">
      <style:paragraph-properties fo:text-align="end" style:justify-single-word="false"/>
      <style:text-properties officeooo:rsid="0163fbb7" officeooo:paragraph-rsid="0163fbb7"/>
    </style:style>
    <style:style style:name="P22" style:family="paragraph" style:parent-style-name="_5f_Paragraphe_20_livret_20_">
      <style:paragraph-properties fo:text-align="end" style:justify-single-word="false"/>
      <style:text-properties officeooo:rsid="0163fbb7" officeooo:paragraph-rsid="0165b86e"/>
    </style:style>
    <style:style style:name="P23" style:family="paragraph" style:parent-style-name="_5f_Paragraphe_20_livret_20_">
      <style:paragraph-properties fo:text-align="end" style:justify-single-word="false"/>
    </style:style>
    <style:style style:name="P24" style:family="paragraph" style:parent-style-name="_5f_Paragraphe_20_livret_20_">
      <style:paragraph-properties fo:text-align="end" style:justify-single-word="false"/>
      <style:text-properties officeooo:paragraph-rsid="0168ae0b"/>
    </style:style>
    <style:style style:name="P25" style:family="paragraph" style:parent-style-name="_5f_Paragraphe_20_livret_20_">
      <style:paragraph-properties fo:text-align="end" style:justify-single-word="false"/>
      <style:text-properties officeooo:paragraph-rsid="0169be1d"/>
    </style:style>
    <style:style style:name="P26" style:family="paragraph" style:parent-style-name="_5f_Paragraphe_20_livret_20_">
      <style:paragraph-properties fo:text-align="end" style:justify-single-word="false"/>
      <style:text-properties officeooo:paragraph-rsid="0169f78a"/>
    </style:style>
    <style:style style:name="P27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28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" fo:font-size="10pt" fo:font-style="normal" fo:font-weight="normal" officeooo:rsid="0032f9d6" officeooo:paragraph-rsid="0196fc28"/>
    </style:style>
    <style:style style:name="P29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30" style:family="paragraph" style:parent-style-name="_5f_Paragraphe_20_livret_20_">
      <style:paragraph-properties fo:text-align="center" style:justify-single-word="false"/>
      <style:text-properties officeooo:rsid="00848094" officeooo:paragraph-rsid="0196fc28"/>
    </style:style>
    <style:style style:name="P31" style:family="paragraph" style:parent-style-name="_5f_Paragraphe_20_livret_20_">
      <style:paragraph-properties fo:text-align="center" style:justify-single-word="false"/>
      <style:text-properties officeooo:rsid="0085aaba" officeooo:paragraph-rsid="0196fc28" fo:background-color="transparent"/>
    </style:style>
    <style:style style:name="P32" style:family="paragraph" style:parent-style-name="_5f_Paragraphe_20_livret_20_">
      <style:paragraph-properties fo:text-align="center" style:justify-single-word="false"/>
      <style:text-properties officeooo:paragraph-rsid="0196fc28" fo:background-color="transparent"/>
    </style:style>
    <style:style style:name="P33" style:family="paragraph" style:parent-style-name="_5f_Paragraphe_20_livret_20_">
      <style:text-properties fo:font-weight="normal" officeooo:rsid="01993d4f" officeooo:paragraph-rsid="019ae96b" style:font-weight-asian="normal" style:font-weight-complex="normal"/>
    </style:style>
    <style:style style:name="P34" style:family="paragraph" style:parent-style-name="_5f_Paragraphe_20_livret_20_">
      <style:text-properties officeooo:paragraph-rsid="01aafd76"/>
    </style:style>
    <style:style style:name="P3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3fbb7"/>
    </style:style>
    <style:style style:name="P3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5b86e"/>
    </style:style>
    <style:style style:name="P37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8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8ae0b"/>
    </style:style>
    <style:style style:name="P39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be1d"/>
    </style:style>
    <style:style style:name="P40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f78a"/>
    </style:style>
    <style:style style:name="P41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67f17" officeooo:paragraph-rsid="01667f17"/>
    </style:style>
    <style:style style:name="P42" style:family="paragraph" style:parent-style-name="FILET_5f_POINTILLES">
      <style:text-properties officeooo:paragraph-rsid="0187dded"/>
    </style:style>
    <style:style style:name="P43" style:family="paragraph" style:parent-style-name="FILET_5f_POINTILLES">
      <style:text-properties officeooo:paragraph-rsid="018f0a0f"/>
    </style:style>
    <style:style style:name="P44" style:family="paragraph" style:parent-style-name="FILET_5f_POINTILLES">
      <style:text-properties officeooo:paragraph-rsid="01981f02"/>
    </style:style>
    <style:style style:name="P45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47" style:family="paragraph" style:parent-style-name="Standard" style:list-style-name="_5f_Numérotation_20_des_20_exercices_20_livrets">
      <style:paragraph-properties fo:margin-top="0.499cm" fo:margin-bottom="0.101cm" style:contextual-spacing="false" fo:text-align="justify" style:justify-single-word="false"/>
      <style:text-properties officeooo:paragraph-rsid="0163fbb7"/>
    </style:style>
    <style:style style:name="P48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49" style:family="paragraph" style:parent-style-name="_5f_Paragraphe_20_livret_20_">
      <style:paragraph-properties fo:text-align="end" style:justify-single-word="false"/>
      <style:text-properties officeooo:paragraph-rsid="01667f17"/>
    </style:style>
    <style:style style:name="P50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51" style:family="paragraph" style:parent-style-name="_5f_Paragraphe_20_livret_20_">
      <style:paragraph-properties fo:text-align="center" style:justify-single-word="false"/>
      <style:text-properties fo:color="#c9211e" loext:opacity="100%" style:font-name="Bitstream Vera Sans" fo:font-size="10pt" fo:font-style="normal" fo:font-weight="bold" officeooo:rsid="01ac6e6f" officeooo:paragraph-rsid="01ac6e6f" style:font-weight-asian="bold" style:font-weight-complex="bold"/>
    </style:style>
    <style:style style:name="P52" style:family="paragraph" style:parent-style-name="_5f_Paragraphe_20_livret_20_">
      <style:paragraph-properties fo:margin-top="0.07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53" style:family="paragraph" style:parent-style-name="_5f_Paragraphe_20_livret_20_">
      <style:paragraph-properties fo:margin-top="0.101cm" fo:margin-bottom="0.101cm" style:contextual-spacing="false" fo:text-align="start" style:justify-single-word="false"/>
      <style:text-properties fo:font-weight="bold" officeooo:rsid="01981f02" officeooo:paragraph-rsid="01981f02" style:font-weight-asian="bold" style:font-weight-complex="bold"/>
    </style:style>
    <style:style style:name="P54" style:family="paragraph" style:parent-style-name="_5f_Paragraphe_20_livret_20_">
      <style:paragraph-properties fo:margin-top="0.09cm" fo:margin-bottom="0cm" style:contextual-spacing="false"/>
      <style:text-properties fo:font-weight="bold" officeooo:rsid="01993d4f" officeooo:paragraph-rsid="01993d4f" style:font-weight-asian="bold" style:font-weight-complex="bold"/>
    </style:style>
    <style:style style:name="P55" style:family="paragraph" style:parent-style-name="_5f_Paragraphe_20_livret_20_" style:list-style-name="List_20_1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56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57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58" style:family="paragraph" style:parent-style-name="_5f_Paragraphe_20_livret_20_">
      <style:paragraph-properties fo:margin-top="0.09cm" fo:margin-bottom="0cm" style:contextual-spacing="false"/>
      <style:text-properties officeooo:rsid="01993d4f" officeooo:paragraph-rsid="01993d4f"/>
    </style:style>
    <style:style style:name="P59" style:family="paragraph" style:parent-style-name="_5f_Paragraphe_20_livret_20_réponse_20_pointillé">
      <style:text-properties officeooo:paragraph-rsid="01aafd76"/>
    </style:style>
    <style:style style:name="P60" style:family="paragraph" style:parent-style-name="_5f_Paragraphe_20_livret_20_réponse_20_pointillé" style:list-style-name="_5f_Numérotation_20_des_20_exercices_20_livrets">
      <style:text-properties officeooo:paragraph-rsid="01aafd76"/>
    </style:style>
    <style:style style:name="P61" style:family="paragraph" style:parent-style-name="_5f_Paragraphe_20_livret_20_réponse_20_élève" style:list-style-name="_5f_Numérotation_20_des_20_exercices_20_livrets"/>
    <style:style style:name="P62" style:family="paragraph" style:parent-style-name="_5f_Paragraphe_20_livret_20_réponse_20_élève">
      <style:paragraph-properties fo:text-align="start" style:justify-single-word="false"/>
    </style:style>
    <style:style style:name="P63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64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19ca7"/>
    </style:style>
    <style:style style:name="P65" style:family="paragraph" style:parent-style-name="_5f_Paragraphe_20_livret_20_réponse_20_élève" style:list-style-name="">
      <style:paragraph-properties fo:text-align="start" style:justify-single-word="false"/>
      <style:text-properties officeooo:paragraph-rsid="01a19ca7"/>
    </style:style>
    <style:style style:name="P66" style:family="paragraph" style:parent-style-name="_5f_Paragraphe_20_livret_20_réponse_20_élève" style:list-style-name=""/>
    <style:style style:name="P67" style:family="paragraph" style:parent-style-name="_5f_Paragraphe_20_énoncé_20_après_20_numéro" style:list-style-name="_5f_Numérotation_20_des_20_exercices_20_livrets">
      <style:text-properties officeooo:paragraph-rsid="0187dded"/>
    </style:style>
    <style:style style:name="P68" style:family="paragraph" style:parent-style-name="_5f_Paragraphe_20_énoncé_20_après_20_numéro" style:list-style-name="_5f_Numérotation_20_des_20_exercices_20_livrets">
      <style:text-properties officeooo:paragraph-rsid="01aafd76"/>
    </style:style>
    <style:style style:name="P69" style:family="paragraph" style:parent-style-name="_5f_Paragraphe_20_énoncé_20_après_20_numéro">
      <style:text-properties officeooo:paragraph-rsid="0187dded"/>
    </style:style>
    <style:style style:name="P70" style:family="paragraph" style:parent-style-name="_5f_Paragraphe_20_énoncé_20_après_20_numéro">
      <style:text-properties officeooo:paragraph-rsid="018f0a0f"/>
    </style:style>
    <style:style style:name="P71" style:family="paragraph" style:parent-style-name="_5f_Paragraphe_20_énoncé_20_après_20_numéro">
      <style:text-properties officeooo:rsid="018f0a0f" officeooo:paragraph-rsid="018f0a0f"/>
    </style:style>
    <style:style style:name="P72" style:family="paragraph" style:parent-style-name="_5f_Paragraphe_20_énoncé_20_après_20_numéro">
      <style:text-properties officeooo:paragraph-rsid="01aafd76"/>
    </style:style>
    <style:style style:name="P73" style:family="paragraph" style:parent-style-name="_5f_Titre_20_d_27_exercices_20_livret" style:list-style-name="_5f_Numérotation_20_des_20_exercices_20_livrets"/>
    <style:style style:name="P74" style:family="paragraph" style:parent-style-name="_5f_Titre_20_d_27_exercices_20_livret" style:list-style-name="_5f_Numérotation_20_des_20_exercices_20_livrets">
      <style:paragraph-properties fo:margin-top="0.399cm" fo:margin-bottom="0.101cm" style:contextual-spacing="false"/>
      <style:text-properties officeooo:rsid="01993d4f" officeooo:paragraph-rsid="01993d4f"/>
    </style:style>
    <style:style style:name="P75" style:family="paragraph" style:parent-style-name="_5f_Titre_20_d_27_exercices_20_livret_20_sans_20_titre" style:list-style-name="_5f_Numérotation_20_des_20_exercices_20_livrets">
      <style:text-properties officeooo:paragraph-rsid="0187dded"/>
    </style:style>
    <style:style style:name="P76" style:family="paragraph" style:parent-style-name="_5f_Titre_20_d_27_exercices_20_livret_20_sans_20_titre">
      <style:text-properties officeooo:paragraph-rsid="01673fc5"/>
    </style:style>
    <style:style style:name="P77" style:family="paragraph" style:parent-style-name="_5f_Titre_20_d_27_exercices_20_livret_20_sans_20_titre">
      <style:text-properties officeooo:paragraph-rsid="018f0a0f"/>
    </style:style>
    <style:style style:name="P78" style:family="paragraph" style:parent-style-name="_5f_Titre_20_d_27_exercices_20_livret_20_sans_20_titre">
      <style:text-properties fo:color="#000000" loext:opacity="100%" style:font-name="Bitstream Vera Sans" fo:font-size="10pt" fo:font-style="normal" fo:font-weight="normal" officeooo:rsid="01981f02" officeooo:paragraph-rsid="01981f02"/>
    </style:style>
    <style:style style:name="P79" style:family="paragraph" style:parent-style-name="_5f_Titre_20_d_27_exercices_20_livret_20_sans_20_titre">
      <style:text-properties officeooo:paragraph-rsid="01aafd76"/>
    </style:style>
    <style:style style:name="P80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style:page-number="4"/>
    </style:style>
    <style:style style:name="P8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9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11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12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officeooo:rsid="0165b86e" style:font-name-asian="OpenSymbol3" style:font-name-complex="OpenSymbol3"/>
    </style:style>
    <style:style style:name="T14" style:family="text">
      <style:text-properties style:use-window-font-color="true" loext:opacity="0%" officeooo:rsid="01673fc5"/>
    </style:style>
    <style:style style:name="T15" style:family="text">
      <style:text-properties style:use-window-font-color="true" loext:opacity="0%" officeooo:rsid="0168ae0b"/>
    </style:style>
    <style:style style:name="T16" style:family="text">
      <style:text-properties style:use-window-font-color="true" loext:opacity="0%" officeooo:rsid="01a19ca7"/>
    </style:style>
    <style:style style:name="T17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8" style:family="text">
      <style:text-properties officeooo:rsid="002925a2"/>
    </style:style>
    <style:style style:name="T19" style:family="text">
      <style:text-properties officeooo:rsid="002b33e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Bitstream Vera Sans1" fo:font-size="10pt" officeooo:rsid="01857b3a" style:font-name-asian="OpenSymbol2" style:font-size-asian="10pt" style:font-name-complex="OpenSymbol2" style:font-size-complex="10pt"/>
    </style:style>
    <style:style style:name="T22" style:family="text">
      <style:text-properties fo:color="#000000" loext:opacity="100%" style:font-name="Bitstream Vera Sans1" fo:font-size="10pt" officeooo:rsid="00349a02"/>
    </style:style>
    <style:style style:name="T23" style:family="text">
      <style:text-properties fo:color="#000000" loext:opacity="100%" style:font-name="Bitstream Vera Sans1" fo:font-size="10pt" officeooo:rsid="0037c463"/>
    </style:style>
    <style:style style:name="T24" style:family="text">
      <style:text-properties fo:color="#000000" loext:opacity="100%" style:font-name="Bitstream Vera Sans" fo:font-size="10pt" fo:font-style="normal" fo:font-weight="normal" officeooo:rsid="0196fc28"/>
    </style:style>
    <style:style style:name="T25" style:family="text">
      <style:text-properties style:text-position="0% 100%" style:font-name-asian="OpenSymbol1" style:font-style-asian="normal" style:font-name-complex="OpenSymbol1" style:font-style-complex="normal"/>
    </style:style>
    <style:style style:name="T26" style:family="text">
      <style:text-properties style:text-position="0% 100%" style:font-name="Bitstream Vera Sans2" fo:font-size="10pt" fo:font-style="normal" fo:font-weight="normal" officeooo:rsid="002bc847" style:font-name-asian="Times New Roman2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27" style:family="text">
      <style:text-properties style:text-position="0% 100%" style:font-name="Bitstream Vera Sans2" fo:font-style="normal" fo:font-weight="normal" officeooo:rsid="002bc847" style:font-name-asian="Times New Roman2" style:font-style-asian="normal" style:font-weight-asian="normal" style:font-name-complex="Times New Roman2" style:font-style-complex="normal" style:font-weight-complex="normal"/>
    </style:style>
    <style:style style:name="T28" style:family="text">
      <style:text-properties style:font-size-asian="10pt" style:font-size-complex="10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style:font-name-asian="OpenSymbol3" style:font-name-complex="OpenSymbol3"/>
    </style:style>
    <style:style style:name="T31" style:family="text">
      <style:text-properties officeooo:rsid="0165b86e" style:font-name-asian="OpenSymbol3" style:font-name-complex="OpenSymbol3"/>
    </style:style>
    <style:style style:name="T32" style:family="text">
      <style:text-properties officeooo:rsid="01667f17"/>
    </style:style>
    <style:style style:name="T33" style:family="text">
      <style:text-properties officeooo:rsid="0168ae0b"/>
    </style:style>
    <style:style style:name="T34" style:family="text">
      <style:text-properties officeooo:rsid="0169be1d"/>
    </style:style>
    <style:style style:name="T35" style:family="text">
      <style:text-properties officeooo:rsid="0169f78a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font-name="Bitstream Vera Sans2" fo:font-size="10pt" fo:language="zxx" fo:country="none" fo:font-style="normal" fo:font-weight="normal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/>
    </style:style>
    <style:style style:name="T38" style:family="text">
      <style:text-properties style:font-name="Bitstream Vera Sans2" fo:font-size="10pt" style:font-size-asian="10pt" style:font-size-complex="10pt"/>
    </style:style>
    <style:style style:name="T39" style:family="text">
      <style:text-properties style:font-name="Bitstream Vera Sans2" fo:font-weight="normal" style:font-weight-asian="normal" style:font-weight-complex="normal"/>
    </style:style>
    <style:style style:name="T40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41" style:family="text">
      <style:text-properties style:font-name-asian="OpenSymbol2" style:font-size-asian="10pt" style:font-name-complex="OpenSymbol2" style:font-size-complex="10pt"/>
    </style:style>
    <style:style style:name="T42" style:family="text">
      <style:text-properties officeooo:rsid="01857b3a" style:font-name-asian="OpenSymbol2" style:font-size-asian="10pt" style:font-name-complex="OpenSymbol2" style:font-size-complex="10pt"/>
    </style:style>
    <style:style style:name="T43" style:family="text">
      <style:text-properties style:font-name-asian="OpenSymbol1" style:font-size-asian="10pt" style:font-name-complex="OpenSymbol1" style:font-size-complex="10pt"/>
    </style:style>
    <style:style style:name="T44" style:family="text">
      <style:text-properties officeooo:rsid="0187dded"/>
    </style:style>
    <style:style style:name="T45" style:family="text">
      <style:text-properties officeooo:rsid="018f0a0f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981f02" style:font-weight-asian="normal" style:font-weight-complex="normal"/>
    </style:style>
    <style:style style:name="T48" style:family="text">
      <style:text-properties fo:font-weight="normal" officeooo:rsid="01993d4f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19ae96b" style:font-weight-asian="bold" style:font-weight-complex="bold"/>
    </style:style>
    <style:style style:name="T51" style:family="text">
      <style:text-properties officeooo:rsid="00349a02"/>
    </style:style>
    <style:style style:name="T52" style:family="text">
      <style:text-properties fo:color="#ff660d" loext:opacity="100%" fo:font-weight="bold" style:font-weight-asian="bold" style:font-weight-complex="bold"/>
    </style:style>
    <style:style style:name="T53" style:family="text">
      <style:text-properties fo:color="#ff660d" loext:opacity="100%" fo:font-weight="bold" officeooo:rsid="019ae96b" style:font-weight-asian="bold" style:font-weight-complex="bold"/>
    </style:style>
    <style:style style:name="T54" style:family="text">
      <style:text-properties fo:color="#7fb241" loext:opacity="100%" fo:font-weight="bold" style:font-weight-asian="bold" style:font-weight-complex="bold"/>
    </style:style>
    <style:style style:name="T55" style:family="text">
      <style:text-properties fo:color="#7fb241" loext:opacity="100%" fo:font-weight="bold" officeooo:rsid="019ae96b" style:font-weight-asian="bold" style:font-weight-complex="bold"/>
    </style:style>
    <style:style style:name="T56" style:family="text">
      <style:text-properties officeooo:rsid="019ae96b"/>
    </style:style>
    <style:style style:name="T57" style:family="text">
      <style:text-properties officeooo:rsid="0037c463"/>
    </style:style>
    <style:style style:name="T58" style:family="text">
      <style:text-properties officeooo:rsid="019d3e54"/>
    </style:style>
    <style:style style:name="T59" style:family="text">
      <style:text-properties officeooo:rsid="01a19ca7"/>
    </style:style>
    <style:style style:name="T6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1.499cm">
          <style:column style:rel-width="21845*" fo:start-indent="0cm" fo:end-indent="0.75cm"/>
          <style:column style:rel-width="21845*" fo:start-indent="0.75cm" fo:end-indent="0.75cm"/>
          <style:column style:rel-width="21845*" fo:start-indent="0.7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9cm">
          <style:column style:rel-width="21845*" fo:start-indent="0cm" fo:end-indent="0.45cm"/>
          <style:column style:rel-width="21845*" fo:start-indent="0.45cm" fo:end-indent="0.45cm"/>
          <style:column style:rel-width="21845*" fo:start-indent="0.4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3" draw:name="Shape8_3" draw:style-name="gr8" draw:text-style-name="P87" svg:width="2.703cm" svg:height="0.715cm" draw:transform="rotate (0.0872664625997165) translate (1.32644444444444cm 1.21884722222222cm)">
        <draw:text-box>
          <text:p text:style-name="P86"><text:span text:style-name="T60">Série 1</text:span></text:p>
        </draw:text-box>
      </draw:frame>
      <draw:line text:anchor-type="page" text:anchor-page-number="2" draw:z-index="12" draw:name="Shape3_1" draw:style-name="gr9" draw:text-style-name="P86" svg:x1="16.476cm" svg:y1="1.439cm" svg:x2="21.997cm" svg:y2="1.411cm">
        <text:p/>
      </draw:line>
      <draw:path text:anchor-type="page" text:anchor-page-number="2" draw:z-index="11" draw:name="Shape1_0" draw:style-name="gr10" draw:text-style-name="P88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0" draw:name="Shape3_0" draw:style-name="gr9" draw:text-style-name="P86" svg:x1="16.454cm" svg:y1="1.437cm" svg:x2="21.998cm" svg:y2="1.411cm">
        <text:p/>
      </draw:line>
      <draw:frame text:anchor-type="page" text:anchor-page-number="2" draw:z-index="9" draw:name="Shape8_1" draw:style-name="gr8" draw:text-style-name="P87" svg:width="2.703cm" svg:height="0.715cm" draw:transform="rotate (0.0872664625997165) translate (1.32644444444444cm 1.21884722222222cm)">
        <draw:text-box>
          <text:p text:style-name="P86"><text:span text:style-name="T60">Série 2</text:span></text:p>
        </draw:text-box>
      </draw:frame>
      <draw:frame text:anchor-type="page" text:anchor-page-number="1" draw:z-index="8" draw:name="Shape8_0" draw:style-name="gr8" draw:text-style-name="P87" svg:width="2.703cm" svg:height="0.715cm" draw:transform="rotate (0.0872664625997165) translate (1.32644444444444cm 1.21884722222222cm)">
        <draw:text-box>
          <text:p text:style-name="P86"><text:span text:style-name="T60">Série 1</text:span></text:p>
        </draw:text-box>
      </draw:frame>
      <draw:path text:anchor-type="page" text:anchor-page-number="1" draw:z-index="7" draw:name="Shape1" draw:style-name="gr10" draw:text-style-name="P88" svg:width="4.329cm" svg:height="2.24cm" svg:x="0cm" svg:y="0cm" svg:viewBox="0 0 4330 2241" svg:d="M0 2241l3984-288c209-15 363-168 345-342l-170-1611h-4159z">
        <text:p/>
      </draw:path>
      <text:list xml:id="list1975518269" text:style-name="_5f_Numérotation_20_des_20_exercices_20_livrets">
        <text:list-item>
          <text:h text:style-name="P80" text:outline-level="1">Calcule les sommes suivantes (il est recom­mandé de poser les retenues).</text:h>
        </text:list-item>
      </text:list>
      <text:section text:style-name="Sect1" text:name="Section1">
        <text:p text:style-name="P21">1 2 3</text:p>
        <text:p text:style-name="P35">+ 5 6 4</text:p>
        <text:p text:style-name="P21"><text:span text:style-name="_5f_pointillés_20_gris"><text:span text:style-name="T30">………….</text:span></text:span></text:p>
        <text:p text:style-name="P21"><text:span text:style-name="_5f_pointillés_20_gris"><text:span text:style-name="T30"/></text:span></text:p>
        <text:p text:style-name="P22"><text:span text:style-name="_5f_pointillés_20_gris"><text:span text:style-name="T13">2 5 6 3</text:span></text:span></text:p>
        <text:p text:style-name="P36"><text:span text:style-name="_5f_pointillés_20_gris"><text:span text:style-name="T13">+ <text:s text:c="4"/>3 2 1</text:span></text:span></text:p>
        <text:p text:style-name="P22"><text:span text:style-name="_5f_pointillés_20_gris"><text:span text:style-name="T31">………….</text:span></text:span></text:p>
        <text:p text:style-name="P22"><text:span text:style-name="_5f_pointillés_20_gris"><text:span text:style-name="T31"/></text:span></text:p>
        <text:p text:style-name="P22"><text:span text:style-name="_5f_pointillés_20_gris"><text:span text:style-name="T13">8 2</text:span></text:span></text:p>
        <text:p text:style-name="P22"><text:span text:style-name="_5f_pointillés_20_gris"><text:span text:style-name="T13">+ 1 1 1</text:span></text:span></text:p>
        <text:p text:style-name="P36"><text:span text:style-name="_5f_pointillés_20_gris"><text:span text:style-name="T13">+ <text:s text:c="6"/>6</text:span></text:span></text:p>
        <text:p text:style-name="P22"><text:span text:style-name="_5f_pointillés_20_gris"><text:span text:style-name="T31">…………</text:span></text:span></text:p>
      </text:section>
      <text:p text:style-name="P22"><text:span text:style-name="_5f_pointillés_20_gris"><text:span text:style-name="T31"/></text:span></text:p>
      <text:section text:style-name="Sect1" text:name="Section2">
        <text:p text:style-name="P22"><text:span text:style-name="_5f_pointillés_20_gris"><text:span text:style-name="T13">8 2 9</text:span></text:span></text:p>
        <text:p text:style-name="P36"><text:span text:style-name="_5f_pointillés_20_gris"><text:span text:style-name="T13">+ 5 6 2</text:span></text:span></text:p>
        <text:p text:style-name="P22"><text:span text:style-name="_5f_pointillés_20_gris"><text:span text:style-name="T31">………</text:span></text:span></text:p>
        <text:p text:style-name="P22"><text:span text:style-name="_5f_pointillés_20_gris"><text:span text:style-name="T13"/></text:span></text:p>
        <text:p text:style-name="P22"><text:span text:style-name="_5f_pointillés_20_gris"><text:span text:style-name="T13">3 5 7 5</text:span></text:span></text:p>
        <text:p text:style-name="P36"><text:span text:style-name="_5f_pointillés_20_gris"><text:span text:style-name="T13">+ <text:s text:c="2"/>8 2 6</text:span></text:span></text:p>
        <text:p text:style-name="P22"><text:span text:style-name="_5f_pointillés_20_gris"><text:span text:style-name="T31">………..</text:span></text:span></text:p>
        <text:p text:style-name="P22"><text:span text:style-name="_5f_pointillés_20_gris"><text:span text:style-name="T13"/></text:span></text:p>
        <text:p text:style-name="P22"><text:span text:style-name="_5f_pointillés_20_gris"><text:span text:style-name="T13">3 2</text:span></text:span></text:p>
        <text:p text:style-name="P22"><text:span text:style-name="_5f_pointillés_20_gris"><text:span text:style-name="T13">+ <text:s text:c="3"/>1 7 5</text:span></text:span></text:p>
        <text:p text:style-name="P36"><text:span text:style-name="_5f_pointillés_20_gris"><text:span text:style-name="T13">+ <text:s text:c="3"/>9 1 3</text:span></text:span></text:p>
        <text:p text:style-name="P22"><text:span text:style-name="_5f_pointillés_20_gris"><text:span text:style-name="T31">………….</text:span></text:span></text:p>
      </text:section>
      <text:list xml:id="list100528204121638" text:continue-numbering="true" text:style-name="_5f_Numérotation_20_des_20_exercices_20_livrets">
        <text:list-item>
          <text:p text:style-name="P47">Calcule les différences suivantes (il est recom­mandé de poser les retenues).</text:p>
        </text:list-item>
      </text:list>
      <text:section text:style-name="Sect1" text:name="Section3">
        <text:p text:style-name="P23"><text:s text:c="4"/><text:span text:style-name="T32">6 2 3</text:span></text:p>
        <text:p text:style-name="P37">– <text:s/><text:span text:style-name="T32">5 1 2</text:span></text:p>
        <text:p text:style-name="P23"><text:span text:style-name="_5f_pointillés_20_gris">……….</text:span></text:p>
        <text:p text:style-name="P23"/>
        <text:p text:style-name="P23"/>
        <text:p text:style-name="P23"><text:s text:c="3"/><text:span text:style-name="T32">6 3 4</text:span></text:p>
        <text:p text:style-name="P37">– <text:s text:c="4"/><text:span text:style-name="T32">2 5</text:span></text:p>
        <text:p text:style-name="P23"><text:span text:style-name="_5f_pointillés_20_gris">……….</text:span></text:p>
        <text:p text:style-name="P23"/>
        <text:p text:style-name="P27">2 <text:s/>9 3 6</text:p>
        <text:p text:style-name="P41">– <text:s text:c="5"/>7 2 5</text:p>
        <text:p text:style-name="P27"><text:span text:style-name="_5f_pointillés_20_gris">………….</text:span></text:p>
        <text:p text:style-name="P27"/>
        <text:p text:style-name="P27"/>
        <text:p text:style-name="P27">2 <text:s/>6 4 6</text:p>
        <text:p text:style-name="P41">– <text:s text:c="6"/>7 9 5</text:p>
        <text:p text:style-name="P27"><text:span text:style-name="_5f_pointillés_20_gris">………….</text:span></text:p>
        <text:p text:style-name="P27"/>
        <text:p text:style-name="P27">6 6 9</text:p>
        <text:p text:style-name="P41">– <text:s text:c="3"/>3 5 4</text:p>
        <text:p text:style-name="P27"><text:span text:style-name="_5f_pointillés_20_gris">………</text:span></text:p>
        <text:p text:style-name="P27"/>
        <text:p text:style-name="P27"/>
        <text:p text:style-name="P27">1 <text:s/>5 1 3</text:p>
        <text:p text:style-name="P41">– <text:s text:c="6"/>6 4 4</text:p>
        <text:p text:style-name="P49"><text:span text:style-name="_5f_pointillés_20_gris"><text:span text:style-name="T32">………….</text:span></text:span></text:p>
      </text:section>
      <text:list xml:id="list100527970925483" text:continue-numbering="true" text:style-name="_5f_Numérotation_20_des_20_exercices_20_livrets">
        <text:list-item>
          <text:h text:style-name="P76" text:outline-level="1"><text:span text:style-name="_5f_pointillés_20_gris"><text:span text:style-name="T14">Calcule </text:span></text:span><text:span text:style-name="_5f_pointillés_20_gris"><text:span text:style-name="T15">les sommes et les différences sui­vantes :</text:span></text:span></text:h>
        </text:list-item>
      </text:list>
      <text:section text:style-name="Sect2" text:name="Section4">
        <text:p text:style-name="P24"><text:span text:style-name="livret"><text:span text:style-name="T33">1 2, 3</text:span></text:span></text:p>
        <text:p text:style-name="P38"><text:span text:style-name="livret"><text:span text:style-name="T33">+ <text:s text:c="2"/>5, 4</text:span></text:span></text:p>
        <text:p text:style-name="P24"><text:span text:style-name="_5f_pointillés_20_gris">………</text:span></text:p>
        <text:p text:style-name="P24"><text:span text:style-name="livret"><text:span text:style-name="T33">0, 8 3 9</text:span></text:span></text:p>
        <text:p text:style-name="P38"><text:span text:style-name="livret"><text:span text:style-name="T33">+ <text:s/>5, 3 6 2</text:span></text:span></text:p>
        <text:p text:style-name="P24"><text:span text:style-name="_5f_pointillés_20_gris">…………</text:span></text:p>
        <text:p text:style-name="P24"><text:span text:style-name="_5f_pointillés_20_gris"/></text:p>
        <text:p text:style-name="P24"><text:span text:style-name="livret"><text:span text:style-name="T33">1 2 5, 8</text:span></text:span></text:p>
        <text:p text:style-name="P38"><text:span text:style-name="livret">– <text:s text:c="4"/></text:span><text:span text:style-name="livret"><text:span text:style-name="T33">4 5, 6</text:span></text:span></text:p>
        <text:p text:style-name="P24"><text:span text:style-name="_5f_pointillés_20_gris">………….</text:span></text:p>
        <text:p text:style-name="P24"><text:span text:style-name="_5f_pointillés_20_gris"/></text:p>
        <text:p text:style-name="P24"><text:span text:style-name="livret"><text:span text:style-name="T33">4, 8 <text:s text:c="5"/></text:span></text:span></text:p>
        <text:p text:style-name="P38"><text:span text:style-name="livret">– <text:s text:c="3"/></text:span><text:span text:style-name="livret"><text:span text:style-name="T33">3, 1 7 8</text:span></text:span></text:p>
        <text:p text:style-name="P24"><text:span text:style-name="_5f_pointillés_20_gris">………….</text:span></text:p>
        <text:p text:style-name="P24"><text:span text:style-name="livret"><text:span text:style-name="T33">8 4, 2 5</text:span></text:span></text:p>
        <text:p text:style-name="P38"><text:span text:style-name="livret"><text:span text:style-name="T33">+ <text:s text:c="2"/>3 2, 1 8</text:span></text:span></text:p>
        <text:p text:style-name="P24"><text:span text:style-name="_5f_pointillés_20_gris">…………….</text:span></text:p>
        <text:p text:style-name="P24"><text:span text:style-name="livret"><text:span text:style-name="T33">5 1, 6 2 <text:s text:c="2"/></text:span></text:span></text:p>
        <text:p text:style-name="P26"><text:span text:style-name="livret"><text:span text:style-name="T35">+ 1 5, 2 1 <text:s text:c="2"/></text:span></text:span></text:p>
        <text:p text:style-name="P40"><text:span text:style-name="livret"><text:span text:style-name="T35">+ <text:s text:c="2"/>7, 1 9 5</text:span></text:span></text:p>
        <text:p text:style-name="P24"><text:span text:style-name="_5f_pointillés_20_gris">…………..</text:span></text:p>
        <text:p text:style-name="P24"><text:span text:style-name="livret"><text:span text:style-name="T33">9 0 <text:s text:c="3"/></text:span></text:span></text:p>
        <text:p text:style-name="P38"><text:span text:style-name="livret">– <text:s text:c="2"/></text:span><text:span text:style-name="livret"><text:span text:style-name="T33">5 2, 3</text:span></text:span></text:p>
        <text:p text:style-name="P24"><text:span text:style-name="_5f_pointillés_20_gris">………..</text:span></text:p>
        <text:p text:style-name="P24"><text:span text:style-name="_5f_pointillés_20_gris"/></text:p>
        <text:p text:style-name="P24"><text:span text:style-name="livret"><text:span text:style-name="T33">4, 0 9</text:span></text:span></text:p>
        <text:p text:style-name="P38"><text:span text:style-name="livret">– <text:s text:c="3"/></text:span><text:span text:style-name="livret"><text:span text:style-name="T33">0, 8 7</text:span></text:span></text:p>
        <text:p text:style-name="P24"><text:span text:style-name="_5f_pointillés_20_gris">…………</text:span></text:p>
        <text:p text:style-name="P24"><text:span text:style-name="livret"><text:span text:style-name="T33">3 5 7 <text:s text:c="3"/></text:span></text:span></text:p>
        <text:p text:style-name="P38"><text:span text:style-name="livret"><text:span text:style-name="T33">+ <text:s text:c="4"/>8 2, 6</text:span></text:span></text:p>
        <text:p text:style-name="P24"><text:span text:style-name="_5f_pointillés_20_gris">………….</text:span></text:p>
        <text:p text:style-name="P24"><text:span text:style-name="livret"><text:span text:style-name="T33">3 2, 0 9 4</text:span></text:span></text:p>
        <text:p text:style-name="P24"><text:span text:style-name="livret"><text:span text:style-name="T33">+ <text:s/>1 7, 1 9 <text:s text:c="2"/></text:span></text:span></text:p>
        <text:p text:style-name="P38"><text:span text:style-name="livret"><text:span text:style-name="T33">+ <text:s text:c="4"/>9, 4 8 3</text:span></text:span></text:p>
        <text:p text:style-name="P24"><text:span text:style-name="_5f_pointillés_20_gris">…………….</text:span></text:p>
        <text:p text:style-name="P25"><text:span text:style-name="livret"><text:span text:style-name="T34">1 0, 2 <text:s text:c="2"/></text:span></text:span></text:p>
        <text:p text:style-name="P39"><text:span text:style-name="livret">– <text:s text:c="5"/></text:span><text:span text:style-name="livret"><text:span text:style-name="T34">7, 5 4</text:span></text:span></text:p>
        <text:p text:style-name="P25"><text:span text:style-name="_5f_pointillés_20_gris">……………</text:span></text:p>
        <text:p text:style-name="P25"><text:span text:style-name="_5f_pointillés_20_gris"/></text:p>
        <text:p text:style-name="P25"><text:span text:style-name="livret"><text:span text:style-name="T34">4 7, 5 3</text:span></text:span></text:p>
        <text:p text:style-name="P39"><text:span text:style-name="livret">– <text:s/></text:span><text:span text:style-name="livret"><text:span text:style-name="T34">3 7, 7 2</text:span></text:span></text:p>
        <text:p text:style-name="P25"><text:span text:style-name="_5f_pointillés_20_gris">…………</text:span></text:p>
      </text:section>
      <text:section text:style-name="Sect3" text:name="Section14">
        <text:section text:style-name="Sect3" text:name="Section11">
          <text:list xml:id="list100527293710021" text:continue-numbering="true" text:style-name="_5f_Numérotation_20_des_20_exercices_20_livrets">
            <text:list-item>
              <text:h text:style-name="P75" text:outline-level="1"><text:span text:style-name="livret"><text:span text:style-name="T44">Calcule les sommes en effectuant des regrou­pement</text:span></text:span><text:span text:style-name="livret"><text:span text:style-name="T58">s</text:span></text:span><text:span text:style-name="livret"><text:span text:style-name="T44"> astucieux :</text:span></text:span></text:h>
              <text:list>
                <text:list-item>
                  <text:p text:style-name="P67"><text:span text:style-name="livret"><text:span text:style-name="T59">A = </text:span></text:span><text:span text:style-name="livret"><text:span text:style-name="T44">8,5 + 12,7 + 1,5 </text:span></text:span></text:p>
                </text:list-item>
              </text:list>
            </text:list-item>
          </text:list>
          <text:p text:style-name="FILET_5f_POINTILLES"><text:span text:style-name="_5f_pointillés_20_gris"><text:span text:style-name="T16">A = </text:span></text:span><text:span text:style-name="_5f_pointillés_20_gris">……………………………………………………………..</text:span></text:p>
          <text:list xml:id="list100527549210505" text:continue-numbering="true" text:style-name="_5f_Numérotation_20_des_20_exercices_20_livrets">
            <text:list-item>
              <text:list>
                <text:list-item>
                  <text:p text:style-name="P69"><text:span text:style-name="livret"><text:span text:style-name="T59">B = </text:span></text:span><text:span text:style-name="livret"><text:span text:style-name="T44">18,3 + 1,7 + 6,8</text:span></text:span></text:p>
                </text:list-item>
              </text:list>
            </text:list-item>
          </text:list>
          <text:p text:style-name="P42"><text:span text:style-name="_5f_pointillés_20_gris"><text:span text:style-name="T16">B = </text:span></text:span><text:span text:style-name="_5f_pointillés_20_gris">……………………………………………………………..</text:span></text:p>
          <text:list xml:id="list100527052758620" text:continue-numbering="true" text:style-name="_5f_Numérotation_20_des_20_exercices_20_livrets">
            <text:list-item>
              <text:list>
                <text:list-item>
                  <text:p text:style-name="P69"><text:span text:style-name="livret"><text:span text:style-name="T59">C = </text:span></text:span><text:span text:style-name="livret"><text:span text:style-name="T44">3,6 + 7 + 11,4</text:span></text:span></text:p>
                </text:list-item>
              </text:list>
            </text:list-item>
          </text:list>
          <text:p text:style-name="P42"><text:span text:style-name="_5f_pointillés_20_gris"><text:span text:style-name="T16">C = </text:span></text:span><text:span text:style-name="_5f_pointillés_20_gris">……………………………………………………………..</text:span></text:p>
          <text:list xml:id="list100527248396654" text:continue-numbering="true" text:style-name="_5f_Numérotation_20_des_20_exercices_20_livrets">
            <text:list-item>
              <text:h text:style-name="P77" text:outline-level="1"><text:span text:style-name="livret"><text:span text:style-name="T45">Effectue en ligne les calculs suivants :</text:span></text:span></text:h>
              <text:list>
                <text:list-item>
                  <text:p text:style-name="P70"><text:span text:style-name="livret"><text:span text:style-name="T45">La somme des termes 1 434 et 5 256.</text:span></text:span></text:p>
                </text:list-item>
              </text:list>
            </text:list-item>
          </text:list>
          <text:p text:style-name="FILET_5f_POINTILLES">…………………………………………………………………</text:p>
          <text:list xml:id="list100528100055069" text:continue-numbering="true" text:style-name="_5f_Numérotation_20_des_20_exercices_20_livrets">
            <text:list-item>
              <text:list>
                <text:list-item>
                  <text:p text:style-name="P71">La somme des termes 57,4 ; 33,4 et 18,23.</text:p>
                </text:list-item>
              </text:list>
            </text:list-item>
          </text:list>
          <text:p text:style-name="P43">…………………………………………………………………</text:p>
          <text:list xml:id="list100527098466841" text:continue-numbering="true" text:style-name="_5f_Numérotation_20_des_20_exercices_20_livrets">
            <text:list-item>
              <text:list>
                <text:list-item>
                  <text:p text:style-name="P71">La différence des termes 58 874 et 18 523.</text:p>
                </text:list-item>
              </text:list>
            </text:list-item>
          </text:list>
          <text:p text:style-name="P43">…………………………………………………………………</text:p>
          <text:p text:style-name="_5f_Paragraphe_20_livret_20_"/>
          <text:section text:style-name="Sect3" text:name="Section12">
            <text:list xml:id="list100529082479604" text:continue-numbering="true" text:style-name="_5f_Numérotation_20_des_20_exercices_20_livrets">
              <text:list-item>
                <text:h text:style-name="_5f_Titre_20_d_27_exercices_20_livret_20_sans_20_titre" text:outline-level="1">Complète les <text:span text:style-name="T24">trois</text:span> carrés ci-dessous pour que les sommes de chaque ligne, de chaque colonne et de chaque diagonale soient égales.</text:h>
              </text:list-item>
            </text:list>
            <text:section text:style-name="Sect4" text:name="Section24">
              <table:table table:name="Table6" table:style-name="Table6">
                <table:table-column table:style-name="Table6.A"/>
                <table:table-column table:style-name="Table6.B" table:number-columns-repeated="2"/>
                <table:table-column table:style-name="Table6.D"/>
                <table:table-row table:style-name="Table6.1">
                  <table:table-cell table:style-name="Table6.A1" office:value-type="string">
                    <text:list xml:id="list100529117601148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6.B1" office:value-type="string">
                    <text:p text:style-name="P29"/>
                  </table:table-cell>
                  <table:table-cell table:style-name="Table6.B1" office:value-type="string">
                    <text:p text:style-name="P29"/>
                  </table:table-cell>
                  <table:table-cell table:style-name="Table6.D1" office:value-type="float" office:value="8">
                    <text:p text:style-name="P28">8</text:p>
                  </table:table-cell>
                </table:table-row>
                <table:table-row table:style-name="Table6.1">
                  <table:table-cell table:style-name="Table6.A4" office:value-type="string">
                    <text:p text:style-name="P15"/>
                  </table:table-cell>
                  <table:table-cell table:style-name="Table6.B2" office:value-type="string">
                    <text:p text:style-name="P29"/>
                  </table:table-cell>
                  <table:table-cell table:style-name="Table6.C2" office:value-type="string">
                    <text:p text:style-name="P28">10</text:p>
                  </table:table-cell>
                  <table:table-cell table:style-name="Table6.D2" office:value-type="string">
                    <text:p text:style-name="P28">18</text:p>
                  </table:table-cell>
                </table:table-row>
                <table:table-row table:style-name="Table6.1">
                  <table:table-cell table:style-name="Table6.A4" office:value-type="string">
                    <text:p text:style-name="P15"/>
                  </table:table-cell>
                  <table:table-cell table:style-name="Table6.B3" office:value-type="string">
                    <text:p text:style-name="P28">12</text:p>
                  </table:table-cell>
                  <table:table-cell table:style-name="Table6.C3" office:value-type="string">
                    <text:p text:style-name="P29"/>
                  </table:table-cell>
                  <table:table-cell table:style-name="Table6.D3" office:value-type="string">
                    <text:p text:style-name="P29"/>
                  </table:table-cell>
                </table:table-row>
                <table:table-row table:style-name="Table6.4">
                  <table:table-cell table:style-name="Table6.A4" office:value-type="string">
                    <text:p text:style-name="P46"/>
                  </table:table-cell>
                  <table:table-cell table:style-name="Table6.C4" office:value-type="string">
                    <text:p text:style-name="P46"/>
                  </table:table-cell>
                  <table:table-cell table:style-name="Table6.C4" office:value-type="string">
                    <text:p text:style-name="P46"/>
                  </table:table-cell>
                  <table:table-cell table:style-name="Table6.D4" office:value-type="string">
                    <text:p text:style-name="P46"/>
                  </table:table-cell>
                </table:table-row>
              </table:table>
              <text:p text:style-name="P16"/>
              <text:p text:style-name="P16"/>
              <table:table table:name="Table7" table:style-name="Table7">
                <table:table-column table:style-name="Table7.A"/>
                <table:table-column table:style-name="Table7.B" table:number-columns-repeated="2"/>
                <table:table-column table:style-name="Table7.D"/>
                <table:table-row table:style-name="Table7.1">
                  <table:table-cell table:style-name="Table7.A1" office:value-type="string">
                    <text:list xml:id="list100528791792246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7.B1" office:value-type="string">
                    <text:p text:style-name="P30">7,5</text:p>
                  </table:table-cell>
                  <table:table-cell table:style-name="Table7.C1" office:value-type="string">
                    <text:p text:style-name="P29"/>
                  </table:table-cell>
                  <table:table-cell table:style-name="Table7.D1">
                    <text:p text:style-name="P29"/>
                  </table:table-cell>
                </table:table-row>
                <table:table-row table:style-name="Table7.1">
                  <table:table-cell table:style-name="Table7.A4" office:value-type="string">
                    <text:p text:style-name="P15"/>
                  </table:table-cell>
                  <table:table-cell table:style-name="Table7.B2" office:value-type="string">
                    <text:p text:style-name="P30">2,5</text:p>
                  </table:table-cell>
                  <table:table-cell table:style-name="Table7.C2" office:value-type="string">
                    <text:p text:style-name="P31">4,5</text:p>
                  </table:table-cell>
                  <table:table-cell table:style-name="Table7.D2" office:value-type="string">
                    <text:p text:style-name="P32"/>
                  </table:table-cell>
                </table:table-row>
                <table:table-row table:style-name="Table7.1">
                  <table:table-cell table:style-name="Table7.A4" office:value-type="string">
                    <text:p text:style-name="P15"/>
                  </table:table-cell>
                  <table:table-cell table:style-name="Table7.B3" office:value-type="string">
                    <text:p text:style-name="P51">3,5</text:p>
                  </table:table-cell>
                  <table:table-cell table:style-name="Table7.C3" office:value-type="string">
                    <text:p text:style-name="P29"/>
                  </table:table-cell>
                  <table:table-cell table:style-name="Table7.D3" office:value-type="string">
                    <text:p text:style-name="P30">1,5</text:p>
                  </table:table-cell>
                </table:table-row>
                <table:table-row table:style-name="Table7.4">
                  <table:table-cell table:style-name="Table7.A4" office:value-type="string">
                    <text:p text:style-name="P46"/>
                  </table:table-cell>
                  <table:table-cell table:style-name="Table7.C4" office:value-type="string">
                    <text:p text:style-name="P46"/>
                  </table:table-cell>
                  <table:table-cell table:style-name="Table7.C4" office:value-type="string">
                    <text:p text:style-name="P46"/>
                  </table:table-cell>
                  <table:table-cell table:style-name="Table7.D4" office:value-type="string">
                    <text:p text:style-name="P46"/>
                  </table:table-cell>
                </table:table-row>
              </table:table>
              <text:p text:style-name="P45"/>
              <text:p text:style-name="P45"/>
              <text:p text:style-name="P45"/>
              <table:table table:name="Table8" table:style-name="Table8">
                <table:table-column table:style-name="Table8.A"/>
                <table:table-column table:style-name="Table8.B" table:number-columns-repeated="4"/>
                <table:table-row table:style-name="Table8.1">
                  <table:table-cell table:style-name="Table8.A1" office:value-type="string">
                    <text:list xml:id="list100527521015107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8.B1" office:value-type="string">
                    <text:p text:style-name="P29">1,6</text:p>
                  </table:table-cell>
                  <table:table-cell table:style-name="Table8.D1" office:value-type="string">
                    <text:p text:style-name="P29"/>
                  </table:table-cell>
                  <table:table-cell table:style-name="Table8.D1" office:value-type="string">
                    <text:p text:style-name="P29"/>
                  </table:table-cell>
                  <table:table-cell table:style-name="Table8.E1" office:value-type="string">
                    <text:p text:style-name="P29">1,3</text:p>
                  </table:table-cell>
                </table:table-row>
                <table:table-row table:style-name="Table8.1">
                  <table:table-cell table:style-name="Table8.A4" office:value-type="string">
                    <text:p text:style-name="P15"/>
                  </table:table-cell>
                  <table:table-cell table:style-name="Table8.B2" office:value-type="string">
                    <text:p text:style-name="P29"/>
                  </table:table-cell>
                  <table:table-cell table:style-name="Table8.D3" office:value-type="string">
                    <text:p text:style-name="P29"/>
                  </table:table-cell>
                  <table:table-cell table:style-name="Table8.D2" office:value-type="string">
                    <text:p text:style-name="P29">1,1</text:p>
                  </table:table-cell>
                  <table:table-cell table:style-name="Table8.E2" office:value-type="string">
                    <text:p text:style-name="P29">0,8</text:p>
                  </table:table-cell>
                </table:table-row>
                <table:table-row table:style-name="Table8.1">
                  <table:table-cell table:style-name="Table8.A4" office:value-type="string">
                    <text:p text:style-name="P15"/>
                  </table:table-cell>
                  <table:table-cell table:style-name="Table8.D2" office:value-type="string">
                    <text:p text:style-name="P29">0,9</text:p>
                  </table:table-cell>
                  <table:table-cell table:style-name="Table8.D2" office:value-type="string">
                    <text:p text:style-name="P29">0,6</text:p>
                  </table:table-cell>
                  <table:table-cell table:style-name="Table8.D3" office:value-type="string">
                    <text:p text:style-name="P29"/>
                  </table:table-cell>
                  <table:table-cell table:style-name="Table8.E3" office:value-type="string">
                    <text:p text:style-name="P29"/>
                  </table:table-cell>
                </table:table-row>
                <table:table-row table:style-name="Table8.1">
                  <table:table-cell table:style-name="Table8.A4" office:value-type="string">
                    <text:p text:style-name="P15"/>
                  </table:table-cell>
                  <table:table-cell table:style-name="Table8.D2" office:value-type="string">
                    <text:p text:style-name="P29">0,4</text:p>
                  </table:table-cell>
                  <table:table-cell table:style-name="Table8.C4" office:value-type="string">
                    <text:p text:style-name="P29"/>
                  </table:table-cell>
                  <table:table-cell table:style-name="Table8.D2" office:value-type="string">
                    <text:p text:style-name="P29">1,4</text:p>
                  </table:table-cell>
                  <table:table-cell table:style-name="Table8.E2" office:value-type="string">
                    <text:p text:style-name="P29">0,1</text:p>
                  </table:table-cell>
                </table:table-row>
              </table:table>
              <text:p text:style-name="P16"/>
            </text:section>
            <text:section text:style-name="Sect3" text:name="Section13">
              <text:list xml:id="list100528877735098" text:continue-numbering="true" text:style-name="_5f_Numérotation_20_des_20_exercices_20_livrets">
                <text:list-item>
                  <text:h text:style-name="P78" text:outline-level="1"><text:soft-page-break/>Donne un ordre de grandeur des résultats suivants, en indiquant les étapes intermédiaires :</text:h>
                </text:list-item>
              </text:list>
              <text:p text:style-name="P53">Exemple :<text:span text:style-name="T46"> <text:tab/>11 + 48</text:span><text:span text:style-name="T39"> </text:span><text:span text:style-name="MATH"><text:span text:style-name="T27">≈</text:span></text:span><text:span text:style-name="T39"> 10 + 50<text:line-break/><text:tab/>donc :<text:tab/>11 + 48 </text:span><text:span text:style-name="MATH"><text:span text:style-name="T27">≈</text:span></text:span><text:span text:style-name="T39"> 60.</text:span></text:p>
              <text:list xml:id="list100529134660000" text:continue-numbering="true" text:style-name="_5f_Numérotation_20_des_20_exercices_20_livrets">
                <text:list-item>
                  <text:list>
                    <text:list-item>
                      <text:p text:style-name="P63"><text:s text:c="5"/>108 + 295 <text:span text:style-name="MATH"><text:span text:style-name="T26">≈</text:span></text:span><text:span text:style-name="T39"> </text:span><text:span text:style-name="_5f_pointillés_20_gris"><text:span text:style-name="T46">…………………………………..</text:span></text:span><text:span text:style-name="livret"><text:span text:style-name="T46">, <text:line-break/>donc <text:s/></text:span></text:span><text:span text:style-name="_5f_pointillés_20_gris"><text:span text:style-name="T46">……………. </text:span></text:span><text:span text:style-name="MATH"><text:span text:style-name="T26">≈</text:span></text:span><text:span text:style-name="_5f_pointillés_20_gris"><text:span text:style-name="T46"> …………</text:span></text:span></text:p>
                    </text:list-item>
                    <text:list-item>
                      <text:p text:style-name="P61">8<text:span text:style-name="T22">3</text:span>9 − 42 ≈ <text:span text:style-name="_5f_pointillés_20_gris"><text:span text:style-name="T47">………………………………………………</text:span></text:span></text:p>
                    </text:list-item>
                  </text:list>
                </text:list-item>
              </text:list>
              <text:p text:style-name="FILET_5f_POINTILLES"><text:span text:style-name="_5f_pointillés_20_gris">…………………………………………………………………..</text:span></text:p>
              <text:list xml:id="list100527217842159" text:continue-numbering="true" text:style-name="_5f_Numérotation_20_des_20_exercices_20_livrets">
                <text:list-item>
                  <text:list>
                    <text:list-item>
                      <text:p text:style-name="P61">439 − 177 ≈ <text:span text:style-name="_5f_pointillés_20_gris"><text:span text:style-name="T47">……………………………………………..</text:span></text:span></text:p>
                    </text:list-item>
                  </text:list>
                </text:list-item>
              </text:list>
              <text:p text:style-name="P44"><text:span text:style-name="_5f_pointillés_20_gris">…………………………………………………………………..</text:span></text:p>
              <text:list xml:id="list100529104310257" text:continue-numbering="true" text:style-name="_5f_Numérotation_20_des_20_exercices_20_livrets">
                <text:list-item>
                  <text:list>
                    <text:list-item>
                      <text:p text:style-name="P64">5 365<text:span text:style-name="T38"> </text:span><text:span text:style-name="_5f_Symbole"><text:span text:style-name="T29"></text:span></text:span><text:span text:style-name="_5f_Symbole"><text:span text:style-name="T38"> </text:span></text:span>2 841<text:span text:style-name="T38"> </text:span><text:span text:style-name="_5f_Symbole"><text:span text:style-name="T29"></text:span></text:span><text:span text:style-name="_5f_Symbole"><text:span text:style-name="T38"> </text:span></text:span>11 723 ≈ <text:span text:style-name="_5f_pointillés_20_gris">……………………….…</text:span></text:p>
                    </text:list-item>
                  </text:list>
                </text:list-item>
              </text:list>
              <text:p text:style-name="P65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FILET_5f_POINTILLES"><text:span text:style-name="_5f_pointillés_20_gris">…………………………………………………………………..</text:span></text:p>
              <text:list xml:id="list100527259567946" text:continue-numbering="true" text:style-name="_5f_Numérotation_20_des_20_exercices_20_livrets">
                <text:list-item>
                  <text:list>
                    <text:list-item>
                      <text:p text:style-name="P61">16 432,<text:span text:style-name="T51">78 </text:span>– 5 645,<text:span text:style-name="T51">999</text:span> ≈ <text:span text:style-name="_5f_pointillés_20_gris"><text:tab/>……...………………….…</text:span></text:p>
                    </text:list-item>
                  </text:list>
                </text:list-item>
              </text:list>
              <text:p text:style-name="FILET_5f_POINTILLES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FILET_5f_POINTILLES"><text:span text:style-name="_5f_pointillés_20_gris">…………………………………………………………………..</text:span></text:p>
              <text:list xml:id="list100528471189782" text:continue-numbering="true" text:style-name="_5f_Numérotation_20_des_20_exercices_20_livrets">
                <text:list-item>
                  <text:list>
                    <text:list-item>
                      <text:p text:style-name="P61">651 248<text:span text:style-name="T38"> </text:span><text:span text:style-name="_5f_Symbole"><text:span text:style-name="T29"></text:span></text:span><text:span text:style-name="_5f_Symbole"><text:span text:style-name="T38"> </text:span></text:span>17<text:span text:style-name="T38"> </text:span><text:span text:style-name="_5f_Symbole"><text:span text:style-name="T29"></text:span></text:span><text:span text:style-name="_5f_Symbole"><text:span text:style-name="T38"> </text:span></text:span>328 421 ≈ <text:span text:style-name="_5f_pointillés_20_gris">……...………………….</text:span></text:p>
                    </text:list-item>
                  </text:list>
                </text:list-item>
              </text:list>
              <text:p text:style-name="P66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P66"><text:span text:style-name="_5f_pointillés_20_gris">…………………………………………………………………..</text:span></text:p>
              <text:list xml:id="list100527670905295" text:continue-numbering="true" text:style-name="_5f_Numérotation_20_des_20_exercices_20_livrets">
                <text:list-item>
                  <text:list>
                    <text:list-item>
                      <text:p text:style-name="P61"><text:span text:style-name="T22">0,58</text:span><text:span text:style-name="T38"> </text:span><text:span text:style-name="_5f_Symbole"><text:span text:style-name="T29"></text:span></text:span><text:span text:style-name="T38"> </text:span>1<text:span text:style-name="T22">,32</text:span><text:span text:style-name="T38"> </text:span><text:span text:style-name="_5f_Symbole"><text:span text:style-name="T29"></text:span></text:span><text:span text:style-name="_5f_Symbole"><text:span text:style-name="T38"> </text:span></text:span><text:span text:style-name="T22">0,175</text:span> ≈ <text:span text:style-name="_5f_pointillés_20_gris"><text:tab/>……...…………………….</text:span></text:p>
                    </text:list-item>
                  </text:list>
                </text:list-item>
              </text:list>
              <text:p text:style-name="P66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P66"><text:span text:style-name="_5f_pointillés_20_gris">…………………………………………………………………..</text:span></text:p>
              <text:list xml:id="list100528982089060" text:continue-numbering="true" text:style-name="_5f_Numérotation_20_des_20_exercices_20_livrets">
                <text:list-item>
                  <text:h text:style-name="P74" text:outline-level="1">Calculs astucieux (bis)</text:h>
                </text:list-item>
              </text:list>
              <text:p text:style-name="P54">Exemple n°1 : </text:p>
              <text:list xml:id="list1152877804" text:style-name="List_20_1">
                <text:list-item>
                  <text:p text:style-name="P55"><text:s/>Calculer de tête 527 + 999 :</text:p>
                </text:list-item>
              </text:list>
              <text:p text:style-name="P58"><text:span text:style-name="T48">9</text:span><text:span text:style-name="T46">99 = 1 000 – </text:span><text:span text:style-name="T52">1</text:span></text:p>
              <text:p text:style-name="P56">Ajouter 999, c’est ajouter 1 000 puis soustraire <text:span text:style-name="T52">1</text:span></text:p>
              <text:p text:style-name="P56"><text:span text:style-name="livret">Donc, pour calculer de tête 527 + 999, on peut faire :</text:span></text:p>
              <text:p text:style-name="P56"><text:span text:style-name="livret">527 + 1 000 = </text:span><text:span text:style-name="livret"><text:span text:style-name="T54">1 527</text:span></text:span></text:p>
              <text:p text:style-name="P56"><text:span text:style-name="livret"><text:span text:style-name="T54">1 527</text:span></text:span><text:span text:style-name="livret"> – </text:span><text:span text:style-name="livret"><text:span text:style-name="T52">1</text:span></text:span><text:span text:style-name="livret"><text:span text:style-name="T49"> = 1526</text:span></text:span></text:p>
              <text:p text:style-name="P56"><text:span text:style-name="livret">Donc 527 + 999 = 1 526</text:span></text:p>
              <text:p text:style-name="P56"><text:span text:style-name="livret"><text:span text:style-name="T49">Exemple n°2 :</text:span></text:span></text:p>
              <text:list xml:id="list100528277882656" text:continue-numbering="true" text:style-name="List_20_1">
                <text:list-item>
                  <text:p text:style-name="P55"><text:span text:style-name="livret"><text:s/>Calculer de tête 643 – 98 :</text:span></text:p>
                </text:list-item>
              </text:list>
              <text:p text:style-name="P57"><text:span text:style-name="livret"><text:span text:style-name="T56">98 = 100 – </text:span></text:span><text:span text:style-name="livret"><text:span text:style-name="T53">2</text:span></text:span></text:p>
              <text:p text:style-name="P57"><text:span text:style-name="livret"><text:span text:style-name="T56">Soustraire 98, c’est soustraire 100 et ajouter </text:span></text:span><text:span text:style-name="livret"><text:span text:style-name="T53">2</text:span></text:span></text:p>
              <text:p text:style-name="P57"><text:span text:style-name="livret"><text:span text:style-name="T56">Ainsi, pour calculer de tête 643 – 98, on peut faire :</text:span></text:span></text:p>
              <text:p text:style-name="P57"><text:span text:style-name="livret"><text:span text:style-name="T56">643 – 100 = </text:span></text:span><text:span text:style-name="livret"><text:span text:style-name="T55">543</text:span></text:span></text:p>
              <text:p text:style-name="P57"><text:span text:style-name="livret"><text:span text:style-name="T55">543</text:span></text:span><text:span text:style-name="livret"><text:span text:style-name="T50"> + </text:span></text:span><text:span text:style-name="livret"><text:span text:style-name="T53">2</text:span></text:span><text:span text:style-name="livret"><text:span text:style-name="T50"> = 545</text:span></text:span></text:p>
              <text:p text:style-name="P57"><text:span text:style-name="livret"><text:span text:style-name="T56">Donc 643 – 98 = 545</text:span></text:span></text:p>
              <text:p text:style-name="P52"><text:span text:style-name="livret"/></text:p>
              <text:p text:style-name="P33"><text:span text:style-name="livret"><text:span text:style-name="T56">Utilise l’une des deux méthodes ci-dessous pour calculer de tête :</text:span></text:span></text:p>
              <text:list xml:id="list100528505488337" text:continue-list="list100528982089060" text:style-name="_5f_Numérotation_20_des_20_exercices_20_livrets">
                <text:list-item>
                  <text:list>
                    <text:list-item>
                      <text:p text:style-name="P62">37<text:span text:style-name="T38"> </text:span><text:span text:style-name="_5f_Symbole"><text:span text:style-name="T29"></text:span></text:span><text:span text:style-name="_5f_Symbole"><text:span text:style-name="T38"> </text:span></text:span>9<text:span text:style-name="_5f_pointillés_20_gris"> </text:span><text:span text:style-name="_5f_Symbole"></text:span><text:span text:style-name="_5f_pointillés_20_gris"> ………………………………………………….</text:span></text:p>
                    </text:list-item>
                    <text:list-item>
                      <text:p text:style-name="P62">48<text:span text:style-name="T38"> </text:span><text:span text:style-name="_5f_Symbole"><text:span text:style-name="T29"></text:span></text:span><text:span text:style-name="_5f_Symbole"><text:span text:style-name="T38"> </text:span></text:span>98<text:span text:style-name="_5f_pointillés_20_gris"> </text:span><text:span text:style-name="_5f_Symbole"></text:span><text:span text:style-name="_5f_pointillés_20_gris"><text:span text:style-name="T25"> ………………………………………………..</text:span></text:span></text:p>
                    </text:list-item>
                    <text:list-item>
                      <text:p text:style-name="P62">125<text:span text:style-name="T38"> </text:span><text:span text:style-name="_5f_Symbole"><text:span text:style-name="T29"></text:span></text:span><text:span text:style-name="_5f_Symbole"><text:span text:style-name="T38"> </text:span></text:span>99<text:span text:style-name="_5f_pointillés_20_gris"> </text:span><text:span text:style-name="_5f_Symbole"></text:span><text:span text:style-name="_5f_pointillés_20_gris"><text:span text:style-name="T25"> ……………………………………………….</text:span></text:span></text:p>
                    </text:list-item>
                    <text:list-item>
                      <text:p text:style-name="P62">2 <text:span text:style-name="T56">1</text:span>36<text:span text:style-name="_5f_pointillés_20_gris"> </text:span><text:span text:style-name="_5f_pointillés_20_gris"><text:span text:style-name="T20">–</text:span></text:span><text:span text:style-name="_5f_pointillés_20_gris"> </text:span>999<text:span text:style-name="_5f_pointillés_20_gris"> </text:span><text:span text:style-name="_5f_Symbole"></text:span><text:span text:style-name="_5f_pointillés_20_gris"><text:span text:style-name="T25"> ……………………………………………</text:span></text:span></text:p>
                    </text:list-item>
                    <text:list-item>
                      <text:p text:style-name="P62">107<text:span text:style-name="T38"> </text:span><text:span text:style-name="_5f_Symbole"><text:span text:style-name="T29"></text:span></text:span><text:span text:style-name="_5f_Symbole"><text:span text:style-name="T38"> </text:span></text:span>49<text:span text:style-name="_5f_pointillés_20_gris"> </text:span><text:span text:style-name="_5f_Symbole"></text:span><text:span text:style-name="_5f_pointillés_20_gris"><text:span text:style-name="T25"> ……………………………………………….</text:span></text:span></text:p>
                    </text:list-item>
                    <text:list-item>
                      <text:p text:style-name="P62">34<text:span text:style-name="T38"> </text:span><text:span text:style-name="_5f_Symbole"><text:span text:style-name="T29"></text:span></text:span><text:span text:style-name="_5f_Symbole"><text:span text:style-name="T38"> </text:span></text:span>28<text:span text:style-name="_5f_pointillés_20_gris"> </text:span><text:span text:style-name="_5f_Symbole"></text:span><text:span text:style-name="_5f_pointillés_20_gris"><text:span text:style-name="T25"> …………………………………………………</text:span></text:span></text:p>
                    </text:list-item>
                    <text:list-item>
                      <text:p text:style-name="P62">1<text:span text:style-name="T23">05</text:span><text:span text:style-name="_5f_pointillés_20_gris"><text:span text:style-name="T57"> </text:span></text:span><text:span text:style-name="_5f_pointillés_20_gris"><text:span text:style-name="T20">–</text:span></text:span><text:span text:style-name="_5f_pointillés_20_gris"> </text:span>38<text:span text:style-name="_5f_pointillés_20_gris"> </text:span><text:span text:style-name="_5f_Symbole"></text:span><text:span text:style-name="_5f_pointillés_20_gris"><text:span text:style-name="T25"> ……………………………………………….</text:span></text:span></text:p>
                    </text:list-item>
                    <text:list-item>
                      <text:p text:style-name="P62">48<text:span text:style-name="_5f_pointillés_20_gris"> </text:span><text:span text:style-name="_5f_pointillés_20_gris"><text:span text:style-name="T20">–</text:span></text:span><text:span text:style-name="_5f_pointillés_20_gris"> </text:span>9<text:span text:style-name="_5f_pointillés_20_gris"> </text:span><text:span text:style-name="_5f_Symbole"></text:span><text:span text:style-name="_5f_pointillés_20_gris"><text:span text:style-name="T25"> …………………………………………………..</text:span></text:span></text:p>
                    </text:list-item>
                    <text:list-item>
                      <text:p text:style-name="P62">277<text:span text:style-name="T38"> </text:span><text:span text:style-name="_5f_Symbole"><text:span text:style-name="T29"></text:span></text:span><text:span text:style-name="_5f_Symbole"><text:span text:style-name="T38"> </text:span></text:span>998<text:span text:style-name="_5f_pointillés_20_gris"> </text:span><text:span text:style-name="_5f_Symbole"></text:span><text:span text:style-name="_5f_pointillés_20_gris"><text:span text:style-name="T25"> ……………………………………………...</text:span></text:span></text:p>
                    </text:list-item>
                    <text:list-item>
                      <text:p text:style-name="P62">125<text:span text:style-name="_5f_pointillés_20_gris"> </text:span><text:span text:style-name="_5f_pointillés_20_gris"><text:span text:style-name="T20">–</text:span></text:span><text:span text:style-name="_5f_pointillés_20_gris"> </text:span>18<text:span text:style-name="_5f_pointillés_20_gris"> </text:span><text:span text:style-name="_5f_Symbole"></text:span><text:span text:style-name="_5f_pointillés_20_gris"><text:span text:style-name="T25"> ………………………………………………...</text:span></text:span></text:p>
                    </text:list-item>
                    <text:list-item>
                      <text:p text:style-name="P62">63<text:span text:style-name="T38"> </text:span><text:span text:style-name="_5f_Symbole"><text:span text:style-name="T29"></text:span></text:span><text:span text:style-name="_5f_Symbole"><text:span text:style-name="T38"> </text:span></text:span>39<text:span text:style-name="_5f_pointillés_20_gris"> </text:span><text:span text:style-name="_5f_Symbole"></text:span><text:span text:style-name="_5f_pointillés_20_gris"><text:span text:style-name="T25"> ………………………………………………...</text:span></text:span></text:p>
                    </text:list-item>
                    <text:list-item>
                      <text:p text:style-name="P62"><text:span text:style-name="livret">3</text:span><text:span text:style-name="livret"><text:span text:style-name="T23">00</text:span></text:span><text:span text:style-name="_5f_pointillés_20_gris"><text:span text:style-name="T57"> </text:span></text:span><text:span text:style-name="_5f_pointillés_20_gris"><text:span text:style-name="T20">–</text:span></text:span><text:span text:style-name="_5f_pointillés_20_gris"> </text:span><text:span text:style-name="livret">78</text:span><text:span text:style-name="_5f_pointillés_20_gris"> </text:span><text:span text:style-name="_5f_Symbole"></text:span><text:span text:style-name="_5f_pointillés_20_gris"><text:span text:style-name="T25"> …………………………………………………</text:span></text:span></text:p>
                    </text:list-item>
                  </text:list>
                </text:list-item>
                <text:list-item>
                  <text:h text:style-name="P79" text:outline-level="1"><text:span text:style-name="T35">P</text:span>ose en colonnes et effectue.</text:h>
                </text:list-item>
              </text:list>
              <text:section text:style-name="Sect5" text:name="Section5">
                <text:list xml:id="list100527299184081" text:continue-numbering="true" text:style-name="_5f_Numérotation_20_des_20_exercices_20_livrets">
                  <text:list-item>
                    <text:list>
                      <text:list-item>
                        <text:p text:style-name="P72"><text:span text:style-name="T36">473,26</text:span><text:span text:style-name="livret"><text:span text:style-name="T28"> </text:span></text:span><text:span text:style-name="livret"><text:span text:style-name="T21">+</text:span></text:span><text:span text:style-name="livret"><text:span text:style-name="T42"> </text:span></text:span><text:span text:style-name="T36">3</text:span><text:span text:style-name="T37"> </text:span><text:span text:style-name="T36">052,4</text:span></text:p>
                      </text:list-item>
                      <text:list-item>
                        <text:p text:style-name="P68"><text:span text:style-name="T36">30</text:span><text:span text:style-name="livret"><text:span text:style-name="T28"> </text:span></text:span><text:span text:style-name="livret"><text:span text:style-name="T21">+</text:span></text:span><text:span text:style-name="livret"><text:span text:style-name="T42"> </text:span></text:span><text:span text:style-name="T36">9,23</text:span><text:span text:style-name="livret"><text:span text:style-name="T28"> </text:span></text:span><text:span text:style-name="livret"><text:span text:style-name="T21">+ </text:span></text:span><text:span text:style-name="T36">121,5</text:span></text:p>
                      </text:list-item>
                      <text:list-item>
                        <text:p text:style-name="P68"><text:span text:style-name="T36">29,4</text:span><text:span text:style-name="livret"><text:span text:style-name="T41"> </text:span></text:span><text:span text:style-name="livret"><text:span text:style-name="T21">+</text:span></text:span><text:span text:style-name="livret"><text:span text:style-name="T42"> </text:span></text:span><text:span text:style-name="T36">8,328</text:span><text:span text:style-name="livret"><text:span text:style-name="T41"> </text:span></text:span><text:span text:style-name="livret"><text:span text:style-name="T21">+</text:span></text:span><text:span text:style-name="livret"><text:span text:style-name="T42"> </text:span></text:span><text:span text:style-name="T36">12,4</text:span></text:p>
                      </text:list-item>
                      <text:list-item>
                        <text:p text:style-name="P72"><text:span text:style-name="T36">751,25 </text:span><text:span text:style-name="T40">−</text:span><text:span text:style-name="livret"><text:span text:style-name="T43"> </text:span></text:span><text:span text:style-name="T36">98,2</text:span></text:p>
                      </text:list-item>
                      <text:list-item>
                        <text:p text:style-name="P72"><text:span text:style-name="T36">8,5 </text:span><text:span text:style-name="T40">−</text:span><text:span text:style-name="livret"><text:span text:style-name="T43"> </text:span></text:span><text:span text:style-name="T36">0,082</text:span></text:p>
                      </text:list-item>
                      <text:list-item>
                        <text:p text:style-name="P72"><text:span text:style-name="T36">72 </text:span><text:span text:style-name="T40">−</text:span><text:span text:style-name="livret"><text:span text:style-name="T43"> </text:span></text:span><text:span text:style-name="T36">68,41</text:span></text:p>
                      </text:list-item>
                    </text:list>
                  </text:list-item>
                </text:list>
                <text:p text:style-name="P34"/>
              </text:section>
              <text:p text:style-name="P34"/>
              <table:table table:name="Table1" table:style-name="Table1">
                <table:table-column table:style-name="Table1.A" table:number-columns-repeated="3"/>
                <table:table-header-rows>
                  <table:table-row table:style-name="Table1.1">
                    <table:table-cell table:style-name="Table1.A1" office:value-type="string">
                      <text:list xml:id="list100527079025930" text:continue-list="list100527299184081" text:style-name="_5f_Numérotation_20_des_20_exercices_20_livrets">
                        <text:list-item>
                          <text:list>
                            <text:list-item text:start-value="1">
                              <text:p text:style-name="P59"><text:span text:style-name="_5f_pointillés_20_gris">…………………………………………………………………………………………………..</text:span></text:p>
                            </text:list-item>
                          </text:list>
                        </text:list-item>
                      </text:list>
                    </table:table-cell>
                    <table:table-cell table:style-name="Table1.A1" office:value-type="string">
                      <text:list xml:id="list100527104974101" text:continue-numbering="true" text:style-name="_5f_Numérotation_20_des_20_exercices_20_livrets">
                        <text:list-item>
                          <text:list>
                            <text:list-item>
                              <text:p text:style-name="P60"><text:span text:style-name="_5f_pointillés_20_gris">…………………………………………………………………………………………………..</text:span></text:p>
                            </text:list-item>
                          </text:list>
                        </text:list-item>
                      </text:list>
                    </table:table-cell>
                    <table:table-cell table:style-name="Table1.C1" office:value-type="string">
                      <text:list xml:id="list100529183204003" text:continue-numbering="true" text:style-name="_5f_Numérotation_20_des_20_exercices_20_livrets">
                        <text:list-item>
                          <text:list>
                            <text:list-item>
                              <text:p text:style-name="P60"><text:span text:style-name="_5f_pointillés_20_gris">…………………………………………………………………………………………………..</text:span></text:p>
                            </text:list-item>
                          </text:list>
                        </text:list-item>
                      </text:list>
                    </table:table-cell>
                  </table:table-row>
                </table:table-header-rows>
                <table:table-row table:style-name="Table1.1">
                  <table:table-cell table:style-name="Table1.A2" office:value-type="string">
                    <text:list xml:id="list100528847962082" text:continue-numbering="true" text:style-name="_5f_Numérotation_20_des_20_exercices_20_livrets">
                      <text:list-item>
                        <text:list>
                          <text:list-item>
                            <text:p text:style-name="P60"><text:span text:style-name="_5f_pointillés_20_gris">…………………………………………………………………………………………………..</text:span></text:p>
                          </text:list-item>
                        </text:list>
                      </text:list-item>
                    </text:list>
                  </table:table-cell>
                  <table:table-cell table:style-name="Table1.A2" office:value-type="string">
                    <text:list xml:id="list100529156630051" text:continue-numbering="true" text:style-name="_5f_Numérotation_20_des_20_exercices_20_livrets">
                      <text:list-item>
                        <text:list>
                          <text:list-item>
                            <text:p text:style-name="P60"><text:span text:style-name="_5f_pointillés_20_gris">…………………………………………………………………………………………………..</text:span></text:p>
                          </text:list-item>
                        </text:list>
                      </text:list-item>
                    </text:list>
                  </table:table-cell>
                  <table:table-cell table:style-name="Table1.C2" office:value-type="string">
                    <text:list xml:id="list100527134609737" text:continue-numbering="true" text:style-name="_5f_Numérotation_20_des_20_exercices_20_livrets">
                      <text:list-item>
                        <text:list>
                          <text:list-item>
                            <text:p text:style-name="P60"><text:span text:style-name="_5f_pointillés_20_gris">…………………………………………………………………………………………………..</text:span></text:p>
                          </text:list-item>
                        </text:list>
                      </text:list-item>
                    </text:list>
                  </table:table-cell>
                </table:table-row>
              </table:table>
              <text:p text:style-name="P17"><text:span text:style-name="_5f_pointillés_20_gris"><text:span text:style-name="T25"/></text:span></text:p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Asana Math" svg:font-family="'Asana Math'" style:font-adornments="Oblique"/>
    <style:font-face style:name="OpenSymbol3" svg:font-family="OpenSymbol" style:font-adornments="Oblique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4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3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paragraph-rsid="00d4df5c"/>
    </style:style>
    <style:style style:name="MP9" style:family="paragraph" style:parent-style-name="Standard">
      <style:text-properties fo:font-size="6pt" style:font-size-asian="6pt" style:font-size-complex="6pt"/>
    </style:style>
    <style:style style:name="MP1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_5f_Titre_20_d_27_exercices_20_livret" style:list-style-name="_5f_Numérotation_20_des_20_exercices_20_livrets"/>
    <style:style style:name="MP14" style:family="paragraph" style:parent-style-name="Footer">
      <style:text-properties officeooo:rsid="00178920" officeooo:paragraph-rsid="00178920"/>
    </style:style>
    <style:style style:name="MP15" style:family="paragraph" style:parent-style-name="Footer">
      <style:text-properties officeooo:paragraph-rsid="00c384cf"/>
    </style:style>
    <style:style style:name="MP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 style:parent-style-name="Header">
      <style:text-properties fo:font-size="14pt" style:font-size-asian="14pt" style:font-size-complex="14pt"/>
    </style:style>
    <style:style style:name="M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5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10" style:family="text">
      <style:text-properties fo:font-variant="small-caps" officeooo:rsid="00990660"/>
    </style:style>
    <style:style style:name="MT11" style:family="text">
      <style:text-properties fo:font-variant="small-caps" officeooo:rsid="0054f64f"/>
    </style:style>
    <style:style style:name="MT12" style:family="text">
      <style:text-properties fo:font-variant="small-caps" officeooo:rsid="00b5d2d1"/>
    </style:style>
    <style:style style:name="MT13" style:family="text">
      <style:text-properties fo:font-variant="small-caps" officeooo:rsid="00b6801f"/>
    </style:style>
    <style:style style:name="MT14" style:family="text">
      <style:text-properties officeooo:rsid="002925a2"/>
    </style:style>
    <style:style style:name="MT15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Calculer : Additionner et soustraire </text:p>
      </style:header>
      <style:footer>
        <text:p text:style-name="MP5"><draw:frame draw:style-name="Mfr1" draw:name="Frame7" text:anchor-type="paragraph" svg:y="-0.06cm" draw:z-index="1"><draw:text-box fo:min-height="0.499cm" fo:min-width="7.096cm"><draw:frame draw:style-name="Mfr2" draw:name="Frame8" text:anchor-type="frame" svg:x="0.45cm" svg:y="0.079cm" svg:width="0.817cm" draw:z-index="3"><draw:text-box fo:min-height="0.355cm"><text:p text:style-name="MP6"><draw:g text:anchor-type="paragraph" draw:z-index="6" draw:name="Shape4_5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8"><text:span text:style-name="MT3">calculer</text:span><text:span text:style-name="MT4"> : </text:span><text:span text:style-name="MT3">additionner et soustraire</text:span></text:p></draw:text-box></draw:frame></text:p>
      </style:footer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5" draw:name="Shape5" draw:style-name="Mgr5"><draw:ellipse draw:style-name="Mgr6" draw:text-style-name="MP20" svg:width="1.715cm" svg:height="1.784cm" svg:x="0cm" svg:y="0.004cm" draw:kind="arc" draw:start-angle="90.48" draw:end-angle="269.56"><text:p/></draw:ellipse><draw:line draw:style-name="Mgr6" draw:text-style-name="MP20" svg:x1="0.847cm" svg:y1="0.002cm" svg:x2="18.167cm" svg:y2="0.002cm"><text:p/></draw:line><draw:line draw:style-name="Mgr6" draw:text-style-name="MP20" svg:x1="0.847cm" svg:y1="1.782cm" svg:x2="18.158cm" svg:y2="1.782cm"><text:p/></draw:line><draw:ellipse draw:style-name="Mgr6" draw:text-style-name="MP20" svg:width="1.719cm" svg:height="1.782cm" svg:x="17.29cm" svg:y="0cm" draw:kind="arc" draw:start-angle="270.5" draw:end-angle="89.48"><text:p/></draw:ellipse><draw:frame draw:style-name="Mgr7" draw:text-style-name="MP2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2">N1 : Priorités, distributivité</text:p>
              </table:table-cell>
              <table:table-cell table:style-name="Tableau5.A1" office:value-type="string">
                <text:p text:style-name="MP22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3">Série 1 : Priorités opératoires</text:p>
            </table:table-cell>
            <table:table-cell table:style-name="Tableau5.A1" office:value-type="string">
              <text:p text:style-name="MP23"/>
            </table:table-cell>
          </table:table-row>
        </table:table>
        <text:p text:style-name="MP9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6" draw:name="Shape6" draw:style-name="Mgr5"><draw:ellipse draw:style-name="Mgr6" draw:text-style-name="MP20" svg:width="1.715cm" svg:height="1.784cm" svg:x="0cm" svg:y="0.004cm" draw:kind="arc" draw:start-angle="90.48" draw:end-angle="269.56"><text:p/></draw:ellipse><draw:line draw:style-name="Mgr6" draw:text-style-name="MP20" svg:x1="0.847cm" svg:y1="0.002cm" svg:x2="18.167cm" svg:y2="0.002cm"><text:p/></draw:line><draw:line draw:style-name="Mgr6" draw:text-style-name="MP20" svg:x1="0.847cm" svg:y1="1.782cm" svg:x2="18.158cm" svg:y2="1.782cm"><text:p/></draw:line><draw:ellipse draw:style-name="Mgr6" draw:text-style-name="MP20" svg:width="1.719cm" svg:height="1.782cm" svg:x="17.29cm" svg:y="0cm" draw:kind="arc" draw:start-angle="270.5" draw:end-angle="89.48"><text:p/></draw:ellipse><draw:frame draw:style-name="Mgr7" draw:text-style-name="MP2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2">5N1 : Priorités, distributivité</text:p>
              </table:table-cell>
              <table:table-cell table:style-name="Tableau7.A1" office:value-type="string">
                <text:p text:style-name="MP22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3">Série 1 : Priorités opératoires</text:p>
            </table:table-cell>
            <table:table-cell table:style-name="Tableau7.A1" office:value-type="string">
              <text:p text:style-name="MP23"/>
            </table:table-cell>
          </table:table-row>
        </table:table>
        <text:p text:style-name="MP9"><text:span text:style-name="corps"><text:span text:style-name="MT5"/></text:span></text:p>
      </style:header-left>
      <style:footer>
        <text:p text:style-name="MP10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1">Série 4 : Constructions (2)</text:p>
      </style:header>
      <style:footer>
        <text:p text:style-name="MP12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1">Série 6 : Démonstrations (2)</text:p>
        <text:list xml:id="list1975518269" text:style-name="_5f_Numérotation_20_des_20_exercices_20_livrets">
          <text:list-item>
            <text:h text:style-name="MP13" text:outline-level="1">Sans justi</text:h>
          </text:list-item>
        </text:list>
      </style:header>
      <style:footer>
        <text:p text:style-name="MP12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7">Calculer</text:span> : <text:span text:style-name="MT7">Additionner et soustraire</text:span></text:p>
      </style:header>
      <style:footer>
        <text:p text:style-name="MP14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8">Calculer : additionner et soustraire</text:span><text:span text:style-name="MT9"> </text:span></text:p></draw:text-box></draw:frame><draw:g text:anchor-type="paragraph" draw:z-index="17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g text:anchor-type="paragraph" draw:z-index="18" draw:name="Shape4_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8">Calculer</text:span><text:span text:style-name="MT9"> : </text:span><text:span text:style-name="MT8">additionner et soustraire</text:span></text:p></draw:text-box></draw:frame><draw:g text:anchor-type="paragraph" draw:z-index="4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17"><text:span text:style-name="MT10">Géométrie plane</text:span><text:span text:style-name="MT11"> : </text:span><text:span text:style-name="MT12">Parallèles, perpendiculaires,<text:line-break/> </text:span><text:span text:style-name="MT13">distances</text:span></text:p>
      </style:header>
      <style:footer>
        <text:p text:style-name="MP14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4" draw:name="Shape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4">espace</text:span> • <text:span text:style-name="MT15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03T10:05:26.701000000</dc:date>
    <meta:editing-duration>P2DT18H36M25S</meta:editing-duration>
    <meta:editing-cycles>315</meta:editing-cycles>
    <meta:generator>LibreOffice/7.1.5.2$Windows_X86_64 LibreOffice_project/85f04e9f809797b8199d13c421bd8a2b025d52b5</meta:generator>
    <meta:document-statistic meta:table-count="6" meta:image-count="0" meta:object-count="0" meta:page-count="2" meta:paragraph-count="202" meta:word-count="798" meta:character-count="4109" meta:non-whitespace-character-count="3327"/>
  </office:meta>
</office:document-meta>
</file>